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color="#000000" officeooo:rsid="001b6bc7" officeooo:paragraph-rsid="001b6bc7"/>
    </style:style>
    <style:style style:name="P2" style:family="paragraph" style:parent-style-name="List_20_Paragraph" style:list-style-name="L1">
      <style:paragraph-properties fo:text-align="justify" style:justify-single-word="false"/>
      <style:text-properties fo:color="#000000" officeooo:rsid="00122e72" officeooo:paragraph-rsid="0010807b"/>
    </style:style>
    <style:style style:name="P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6bc7" officeooo:paragraph-rsid="001b6bc7" style:text-blinking="false" fo:background-color="transparent"/>
    </style:style>
    <style:style style:name="P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4a85" officeooo:paragraph-rsid="001d4a85" style:text-blinking="false" fo:background-color="transparent"/>
    </style:style>
    <style:style style:name="P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5c5b5" style:text-blinking="false" fo:background-color="transparent"/>
    </style:style>
    <style:style style:name="P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bb13" style:text-blinking="false" fo:background-color="transparent"/>
    </style:style>
    <style:style style:name="P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3fa6a" style:text-blinking="false" fo:background-color="transparent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8026f" officeooo:paragraph-rsid="001987c0" style:text-blinking="false" fo:background-color="transparent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ff0000" officeooo:paragraph-rsid="0013fa6a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ff0000" officeooo:rsid="001b6bc7" officeooo:paragraph-rsid="00231c8f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1b6bc7" officeooo:paragraph-rsid="00231c8f" style:font-weight-asian="bold" style:font-weight-complex="bold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paragraph-rsid="0010bb13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paragraph-rsid="0010807b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paragraph-rsid="001fa273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paragraph-rsid="00231c8f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rsid="00122e72" officeooo:paragraph-rsid="0010807b"/>
    </style:style>
    <style:style style:name="P2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1987c0" officeooo:paragraph-rsid="001987c0"/>
    </style:style>
    <style:style style:name="P24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color="#ff0000" fo:font-weight="bold" officeooo:rsid="001fa273" officeooo:paragraph-rsid="001fa273" style:font-weight-asian="bold" style:font-weight-complex="bold"/>
    </style:style>
    <style:style style:name="T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0e9aa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5c5b5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d4a85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ef88a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231c8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0.5pt" fo:font-style="normal" style:text-underline-style="none" officeooo:rsid="00231c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af1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0bf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999999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color="#000000" officeooo:rsid="001fa273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0231c8f"/>
    </style:style>
    <style:style style:name="T17" style:family="text">
      <style:text-properties fo:color="#ff0000" officeooo:rsid="00231c8f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31c8f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4866329388183437" text:style-name="L1">
        <text:list-item>
          <text:p text:style-name="P24"><text:span text:style-name="T7">To replace a string with another string in multiple files recursively:</text:span></text:p>
          <text:p text:style-name="P20"><text:bookmark-start text:name="__DdeLink__494_513586577"/><text:span text:style-name="Source_20_Text"><text:span text:style-name="T15">grep -rli 'old-word' * | xargs -i@ sed -i 's/old-word/new-word/g' @</text:span></text:span><text:bookmark-end text:name="__DdeLink__494_513586577"/></text:p>
        </text:list-item>
        <text:list-item>
          <text:p text:style-name="P17"><text:span text:style-name="T7">T</text:span><text:span text:style-name="T8">o delete the lines from multiple files containing a particular string recursively:</text:span></text:p>
          <text:p text:style-name="P21"><text:span text:style-name="Source_20_Text"><text:span text:style-name="T18">find . -type f -exec sed -i '/</text:span></text:span><text:span text:style-name="Source_20_Text"><text:span text:style-name="T19">string_to_be_searched</text:span></text:span><text:span text:style-name="Source_20_Text"><text:span text:style-name="T18">/d' {} \;</text:span></text:span></text:p>
        </text:list-item>
        <text:list-item>
          <text:p text:style-name="P16"><text:span text:style-name="T6">T</text:span><text:span text:style-name="T1">o go to </text:span><text:span text:style-name="T5">any</text:span><text:span text:style-name="T1"> previous commit </text:span><text:span text:style-name="T4">and then again forward to the current commit</text:span><text:span text:style-name="T1">:</text:span></text:p>
          <text:p text:style-name="P3">git log</text:p>
          <text:p text:style-name="P3">// This command will print many of the recent commits with commit id and timestamp.</text:p>
          <text:p text:style-name="P3">// To go to any particular previous commit, run the following command:</text:p>
          <text:p text:style-name="P3">git reset --hard 134fd1ae504b5597b2a6cf8424105a866d76a450</text:p>
          <text:p text:style-name="P1"><text:span text:style-name="T1">// </text:span><text:span text:style-name="T4">Now to move forward to </text:span><text:span text:style-name="T5">the last current commit</text:span><text:span text:style-name="T4">:</text:span></text:p>
          <text:p text:style-name="P4">git reset 'HEAD@{1}'</text:p>
          <text:p text:style-name="P4">git status</text:p>
          <text:p text:style-name="P4">git checkout -- deleted_files</text:p>
        </text:list-item>
        <text:list-item>
          <text:p text:style-name="P15"><text:span text:style-name="T1">To create a new branch </text:span><text:span text:style-name="T3">from master</text:span><text:span text:style-name="T1">:</text:span></text:p>
          <text:p text:style-name="P5">git checkout master</text:p>
          <text:p text:style-name="P5">git checkout -b training</text:p>
        </text:list-item>
        <text:list-item>
          <text:p text:style-name="P10">To start working on a new issue:</text:p>
          <text:p text:style-name="P6">“git pull origin master”</text:p>
          <text:p text:style-name="P6">git checkout -b branchname</text:p>
          <text:p text:style-name="P18"><text:span text:style-name="T9">make </text:span><text:span text:style-name="T10">your</text:span><text:span text:style-name="T9"> changes...</text:span></text:p>
          <text:p text:style-name="P6">git add filename1 filename2</text:p>
          <text:p text:style-name="P6">git commit -m”message” (to create the hash for the changes)</text:p>
          <text:p text:style-name="P6">git push origin branchname</text:p>
        </text:list-item>
        <text:list-item>
          <text:p text:style-name="P12">If “Please tell me who you are.” error comes in git during commit:</text:p>
          <text:p text:style-name="P8">git init</text:p>
          <text:p text:style-name="P8">git config user.name "shubham-moglix"</text:p>
          <text:p text:style-name="P8">git config user.email "shubham.priyadarshi@moglix.com"</text:p>
        </text:list-item>
        <text:list-item>
          <text:p text:style-name="P13">To see the list of files having differences in two versions:</text:p>
          <text:p text:style-name="P2"><text:span text:style-name="T1">git diff --name-status master </text:span><text:span text:style-name="T2">my_branch</text:span></text:p>
        </text:list-item>
        <text:list-item>
          <text:p text:style-name="P14"><text:bookmark text:name="docs-internal-guid-7ddeb9b4-2469-bbc5-95fc-dd16329e6485"/>If git tag is not recognized:</text:p>
          <text:p text:style-name="P9">git fetch –tags</text:p>
        </text:list-item>
        <text:list-item>
          <text:p text:style-name="P14"><text:bookmark text:name="docs-internal-guid-7ddeb9b4-246a-3653-b91a-e6b0c86e5bd6"/>To do git clone for any app:</text:p>
          <text:p text:style-name="P9">git clone url</text:p>
        </text:list-item>
        <text:list-item>
          <text:p text:style-name="P14"><text:bookmark text:name="docs-internal-guid-7ddeb9b4-246b-3af6-be46-4da817f7e3a4"/>To create a branch from some particular version:</text:p>
          <text:p text:style-name="P7">git clone --branch v1.0.0 url branchname</text:p>
          <text:p text:style-name="P7"><text:bookmark text:name="docs-internal-guid-7ddeb9b4-246b-aaa1-56d7-98911c3d77e5"/>url can also be found from “vi .git/config” command inside the v1.0.0 directory.</text:p>
        </text:list-item>
        <text:list-item>
          <text:p text:style-name="P11"><text:bookmark text:name="docs-internal-guid-7ddeb9b4-246c-2e14-6a02-105179837b49"/>To create release tags:</text:p>
          <text:p text:style-name="P7">Go to current</text:p>
          <text:p text:style-name="P7">git checkout master</text:p>
          <text:p text:style-name="P7">git pull origin master</text:p>
          <text:p text:style-name="P7">git checkout release</text:p>
          <text:p text:style-name="P7">git pull origin release</text:p>
          <text:p text:style-name="P7">git diff master release</text:p>
          <text:p text:style-name="P19"><text:span text:style-name="T9">If </text:span><text:span text:style-name="T11">there is no any</text:span><text:span text:style-name="T9"> diff, we can merge our code. If there is diff, someone other also has added his code in release.</text:span></text:p>
          <text:p text:style-name="P7">git merge tagname</text:p>
          <text:p text:style-name="P7">git push origin release</text:p>
          <text:p text:style-name="P7">git tag tagname (rc tagname)</text:p>
          <text:p text:style-name="P7">git push origin tagname</text:p>
        </text:list-item>
        <text:list-item>
          <text:p text:style-name="P11"><text:bookmark text:name="docs-internal-guid-7ddeb9b4-246e-a6a2-36d0-430cc6d50712"/>To put the code in someone other’s workspace:</text:p>
          <text:p text:style-name="P7">git push origin branchname</text:p>
          <text:p text:style-name="P7">Go to the other user’s same app current.</text:p>
          <text:p text:style-name="P7">git checkout master</text:p>
          <text:p text:style-name="P7"><text:soft-page-break/>git pull</text:p>
          <text:p text:style-name="P7">git checkout branchname</text:p>
        </text:list-item>
        <text:list-item>
          <text:p text:style-name="P11"><text:bookmark-start text:name="__DdeLink__42195_1251961337"/><text:bookmark text:name="docs-internal-guid-7ddeb9b4-2470-4bbb-80d1-e57b629ca8c1"/>To start working on a new issue:</text:p>
          <text:p text:style-name="P19"><text:span text:style-name="T12">“</text:span><text:span text:style-name="T9">git pull” to master or “git pull origin master”</text:span></text:p>
          <text:p text:style-name="P7">git checkout -b branchname</text:p>
          <text:p text:style-name="P19"><text:span text:style-name="T9">make </text:span><text:span text:style-name="T10">your</text:span><text:span text:style-name="T9"> changes</text:span></text:p>
          <text:p text:style-name="P7">git add filename1 filename2</text:p>
          <text:p text:style-name="P7">git commit -m”message” (to create the hash for the changes)</text:p>
          <text:p text:style-name="P7">git push origin branchname</text:p>
        </text:list-item>
        <text:list-item>
          <text:p text:style-name="P11"><text:bookmark-end text:name="__DdeLink__42195_1251961337"/>To create a beta tag:</text:p>
          <text:p text:style-name="P7">Go to your branch on terminal</text:p>
          <text:p text:style-name="P7">git pull origin master</text:p>
          <text:p text:style-name="P7">git push origin branchname</text:p>
          <text:p text:style-name="P7">git tag tagname</text:p>
          <text:p text:style-name="P7">git push origin tagname</text:p>
        </text:list-item>
        <text:list-item>
          <text:p text:style-name="P11">To create a rc tag</text:p>
          <text:p text:style-name="P7">Go to release branch</text:p>
          <text:p text:style-name="P7">git pull origin release</text:p>
          <text:p text:style-name="P7">git merge betatag</text:p>
          <text:p text:style-name="P7">git push origin release</text:p>
          <text:p text:style-name="P19"><text:span text:style-name="T9">git tag tagname</text:span><text:span text:style-name="T13">(this is rc tag)</text:span></text:p>
          <text:p text:style-name="P7">git push origin tagname</text:p>
        </text:list-item>
        <text:list-item>
          <text:p text:style-name="P11">To see someone’s changes git log:</text:p>
          <text:p text:style-name="P7">git log --follow -p – web/js_minify/merge_mobile_mix_1.js</text:p>
        </text:list-item>
        <text:list-item>
          <text:p text:style-name="P11">Important git commands:</text:p>
          <text:p text:style-name="P7">git status</text:p>
          <text:p text:style-name="P7">git diff</text:p>
          <text:p text:style-name="P7">git branch</text:p>
          <text:p text:style-name="P7">git checkout master mnj_main.php</text:p>
        </text:list-item>
        <text:list-item>
          <text:p text:style-name="P22">en</text:p>
          <text:p text:style-name="P23"><text:bookmark-start text:name="__DdeLink__42502_1251961337"/><text:bookmark-start text:name="__DdeLink__42509_1251961337"/><text:bookmark-start text:name="__DdeLink__42516_1251961337"/><text:bookmark-start text:name="__DdeLink__42526_1251961337"/><text:bookmark-start text:name="__DdeLink__42530_1251961337"/><text:bookmark-start text:name="__DdeLink__42537_1251961337"/><text:bookmark-start text:name="__DdeLink__42545_1251961337"/><text:bookmark-start text:name="__DdeLink__42552_1251961337"/><text:bookmark-start text:name="__DdeLink__42591_1251961337"/>"asp-secret": "1CB42D148E9A4",</text:p>
          <text:p text:style-name="P23">"aspid": "53E8B972DDFA6",</text:p>
          <text:p text:style-name="P23"><text:bookmark-end text:name="__DdeLink__42502_1251961337"/><text:bookmark-end text:name="__DdeLink__42591_1251961337"/><text:bookmark-end text:name="__DdeLink__42552_1251961337"/><text:bookmark-end text:name="__DdeLink__42545_1251961337"/><text:bookmark-end text:name="__DdeLink__42537_1251961337"/><text:bookmark-end text:name="__DdeLink__42530_1251961337"/><text:bookmark-end text:name="__DdeLink__42526_1251961337"/><text:bookmark-end text:name="__DdeLink__42516_1251961337"/><text:bookmark-end text:name="__DdeLink__42509_1251961337"/><text:bookmark-start text:name="__DdeLink__42522_1251961337"/><text:bookmark-start text:name="__DdeLink__42561_1251961337"/><text:bookmark-start text:name="__DdeLink__42567_1251961337"/><text:bookmark-start text:name="__DdeLink__42573_1251961337"/><text:bookmark-start text:name="__DdeLink__42589_1251961337"/><text:bookmark-start text:name="__DdeLink__42597_1251961337"/>%s/ <text:s text:c="7"/>//g<text:bookmark-end text:name="__DdeLink__42522_1251961337"/><text:bookmark-end text:name="__DdeLink__42561_1251961337"/><text:bookmark-end text:name="__DdeLink__42567_1251961337"/><text:bookmark-end text:name="__DdeLink__42573_1251961337"/><text:bookmark-end text:name="__DdeLink__42589_1251961337"/><text:bookmark-end text:name="__DdeLink__42597_1251961337"/></text:p>
          <text:p text:style-name="P23"><text:bookmark-start text:name="__DdeLink__42505_1251961337"/><text:bookmark-start text:name="__DdeLink__42604_1251961337"/><text:bookmark-start text:name="__DdeLink__42602_1251961337"/><text:bookmark-start text:name="__DdeLink__42600_1251961337"/><text:bookmark-start text:name="__DdeLink__42594_1251961337"/><text:bookmark-start text:name="__DdeLink__42586_1251961337"/><text:bookmark-start text:name="__DdeLink__42584_1251961337"/><text:bookmark-start text:name="__DdeLink__42582_1251961337"/><text:bookmark-start text:name="__DdeLink__42580_1251961337"/><text:bookmark-start text:name="__DdeLink__42578_1251961337"/><text:bookmark-start text:name="__DdeLink__42576_1251961337"/><text:bookmark-start text:name="__DdeLink__42570_1251961337"/><text:bookmark-start text:name="__DdeLink__42564_1251961337"/><text:bookmark-start text:name="__DdeLink__42558_1251961337"/><text:bookmark-start text:name="__DdeLink__42555_1251961337"/><text:bookmark-start text:name="__DdeLink__42548_1251961337"/><text:bookmark-start text:name="__DdeLink__42541_1251961337"/><text:bookmark-start text:name="__DdeLink__42533_1251961337"/><text:bookmark-start text:name="__DdeLink__42519_1251961337"/><text:bookmark-start text:name="__DdeLink__42512_1251961337"/>%s/ -&gt;/:/g<text:bookmark-end text:name="__DdeLink__42505_1251961337"/><text:bookmark-end text:name="__DdeLink__42604_1251961337"/><text:bookmark-end text:name="__DdeLink__42602_1251961337"/><text:bookmark-end text:name="__DdeLink__42600_1251961337"/><text:bookmark-end text:name="__DdeLink__42594_1251961337"/><text:bookmark-end text:name="__DdeLink__42586_1251961337"/><text:bookmark-end text:name="__DdeLink__42584_1251961337"/><text:bookmark-end text:name="__DdeLink__42582_1251961337"/><text:bookmark-end text:name="__DdeLink__42580_1251961337"/><text:bookmark-end text:name="__DdeLink__42578_1251961337"/><text:bookmark-end text:name="__DdeLink__42576_1251961337"/><text:bookmark-end text:name="__DdeLink__42570_1251961337"/><text:bookmark-end text:name="__DdeLink__42564_1251961337"/><text:bookmark-end text:name="__DdeLink__42558_1251961337"/><text:bookmark-end text:name="__DdeLink__42555_1251961337"/><text:bookmark-end text:name="__DdeLink__42548_1251961337"/><text:bookmark-end text:name="__DdeLink__42541_1251961337"/><text:bookmark-end text:name="__DdeLink__42533_1251961337"/><text:bookmark-end text:name="__DdeLink__42519_1251961337"/><text:bookmark-end text:name="__DdeLink__42512_1251961337"/>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63</meta:editing-cycles>
    <meta:creation-date>2015-08-07T20:28:00</meta:creation-date>
    <dc:date>2016-11-15T15:09:29.821413148</dc:date>
    <meta:editing-duration>P6DT12H27M36S</meta:editing-duration>
    <meta:generator>LibreOffice/5.1.4.2$Linux_X86_64 LibreOffice_project/10m0$Build-2</meta:generator>
    <meta:document-statistic meta:table-count="0" meta:image-count="0" meta:object-count="0" meta:page-count="2" meta:paragraph-count="86" meta:word-count="490" meta:character-count="2824" meta:non-whitespace-character-count="2434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